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E0000002A561B3404F44FAC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color="#000000" loext:opacity="100%" style:font-name="Calibri"/>
    </style:style>
    <style:style style:name="P2" style:family="paragraph" style:parent-style-name="Heading_20_3">
      <style:text-properties style:font-name="Calibri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>
      <style:text-properties style:font-name="Calibri" fo:letter-spacing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text-properties officeooo:paragraph-rsid="000f55da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Calibri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style:font-name="Calibri" officeooo:paragraph-rsid="000fc55b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style:font-name="Calibri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officeooo:paragraph-rsid="00111dcb"/>
    </style:style>
    <style:style style:name="T1" style:family="text">
      <style:text-properties fo:color="#ff0000" loext:opacity="100%"/>
    </style:style>
    <style:style style:name="T2" style:family="text">
      <style:text-properties fo:letter-spacing="normal" fo:font-weight="normal" officeooo:rsid="000fc55b" style:font-weight-asian="normal" style:font-weight-complex="normal"/>
    </style:style>
    <style:style style:name="T3" style:family="text">
      <style:text-properties fo:letter-spacing="normal" fo:font-weight="normal" officeooo:rsid="000f55da" style:font-weight-asian="normal" style:font-weight-complex="normal"/>
    </style:style>
    <style:style style:name="T4" style:family="text">
      <style:text-properties style:font-name="Calibri"/>
    </style:style>
    <style:style style:name="T5" style:family="text">
      <style:text-properties style:font-name="Calibri" fo:letter-spacing="normal"/>
    </style:style>
    <style:style style:name="T6" style:family="text">
      <style:text-properties style:font-name="Calibri" fo:letter-spacing="normal" officeooo:rsid="000f55da"/>
    </style:style>
    <style:style style:name="T7" style:family="text">
      <style:text-properties style:font-name="Calibri" officeooo:rsid="000f55da"/>
    </style:style>
    <style:style style:name="T8" style:family="text">
      <style:text-properties style:font-name="Calibri" officeooo:rsid="00111dcb"/>
    </style:style>
    <style:style style:name="T9" style:family="text">
      <style:text-properties fo:font-weight="normal" officeooo:rsid="000fc55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Instalar Docker en nuestro equipo (Windows) <text:span text:style-name="T1">IMPORTANTE AMBOS PUNTOS</text:span></text:h>
      <text:list xml:id="list1704476320" text:style-name="L1">
        <text:list-item>
          <text:p text:style-name="P8"><text:a xlink:type="simple" xlink:href="https://docs.docker.com/desktop/windows/install/" text:style-name="Internet_20_link" text:visited-style-name="Visited_20_Internet_20_Link"><text:span text:style-name="T4">https://docs.docker.com/desktop/windows/install/</text:span></text:a></text:p>
        </text:list-item>
        <text:list-item>
          <text:p text:style-name="P5"><text:a xlink:type="simple" xlink:href="https://docs.microsoft.com/en-us/windows/wsl/install" text:style-name="Internet_20_link" text:visited-style-name="Visited_20_Internet_20_Link"><text:span text:style-name="T4">https://docs.microsoft.com/en-us/windows/wsl/install</text:span></text:a></text:p>
        </text:list-item>
      </text:list>
      <text:h text:style-name="P2" text:outline-level="3">Generar imagen</text:h>
      <text:p text:style-name="P3">La imagen para este contenedor se genera a partir del siguiente dockerfile.</text:p>
      <text:p text:style-name="Text_20_body"><text:span text:style-name="T4">Esta imagen se basa en la versión de Ubuntu 20.04_beta e instala la versión 2.2.48 del Apache. La imagen que generamos en nuestro equipo contiene también la instalación de wget y </text:span><text:span text:style-name="Strong_20_Emphasis"><text:span text:style-name="T4">Openssl</text:span></text:span><text:span text:style-name="T4">, que es necesario para la autenticación con certificado.</text:span></text:p>
      <text:p text:style-name="P3">Para autogenerar la imagen con el dockerfile adjunto, hay que seguir los siguientes pasos:</text:p>
      <text:list xml:id="list2080172151" text:style-name="L2">
        <text:list-item>
          <text:p text:style-name="P9">Descargar el dockerfile.</text:p>
        </text:list-item>
        <text:list-item>
          <text:p text:style-name="P10">Abrir un cmd, y situarse en la ruta donde está el dockerfile <text:span text:style-name="T9">(</text:span><text:span text:style-name="Strong_20_Emphasis"><text:span text:style-name="T2">D:/</text:span></text:span><text:span text:style-name="Strong_20_Emphasis"><text:span text:style-name="T3">docker-apache2</text:span></text:span><text:span text:style-name="T9">)</text:span>.</text:p>
        </text:list-item>
        <text:list-item>
          <text:p text:style-name="P12"><text:span text:style-name="T4">Ejecutar en consola lo siguiente: </text:span><text:span text:style-name="Strong_20_Emphasis"><text:span text:style-name="T4">docker build -t apache2proxypass:1.0 .</text:span></text:span></text:p>
          <text:list>
            <text:list-item>
              <text:p text:style-name="P9">apache2Proxypass, se corresponde al nombre de la imagen.</text:p>
            </text:list-item>
            <text:list-item>
              <text:p text:style-name="P9">1.0, el tag, es decir, la versión.</text:p>
            </text:list-item>
          </text:list>
        </text:list-item>
        <text:list-item>
          <text:p text:style-name="P6"><text:span text:style-name="T4">Ejecutar por consola: </text:span><text:span text:style-name="Strong_20_Emphasis"><text:span text:style-name="T4">docker image ls</text:span></text:span><text:span text:style-name="T4">. Con esto visualizamos todas las imágenes docker que existen en nuestro equipo.</text:span></text:p>
        </text:list-item>
      </text:list>
      <text:p text:style-name="P3"><draw:frame draw:style-name="fr1" draw:name="Imagen1" text:anchor-type="char" svg:width="14.34cm" svg:height="1.111cm" draw:z-index="0"><draw:image xlink:href="Pictures/100000000000021E0000002A561B3404F44FAC9C.png" xlink:type="simple" xlink:show="embed" xlink:actuate="onLoad" draw:mime-type="image/png"/></draw:frame></text:p>
      <text:h text:style-name="P1" text:outline-level="3">Arrancar el contenedor</text:h>
      <text:p text:style-name="P3">Para arrancar un contenedor con la imagen generada, realizamos los siguientes pasos:</text:p>
      <text:list xml:id="list311748837" text:style-name="L3">
        <text:list-item>
          <text:p text:style-name="P13"><text:span text:style-name="Strong_20_Emphasis"><text:span text:style-name="T8">Si tenemos la configuración propia que queremos usar en el apache, haremos referencia a ella al arrancar la imagen. Recordar </text:span></text:span><text:span text:style-name="Strong_20_Emphasis"><text:span text:style-name="T4">cambiar la IP 127.0.0.1, por la IP de nuestro equipo.</text:span></text:span></text:p>
        </text:list-item>
        <text:list-item>
          <text:p text:style-name="P11">Ejecutar el siguiente comando</text:p>
          <text:list>
            <text:list-item>
              <text:p text:style-name="P7"><text:span text:style-name="Strong_20_Emphasis"><text:span text:style-name="T5">docker run -d --name apache2-proxypass -e TZ=UTC -p 8084:81 -p 443:443 -v D:/</text:span></text:span><text:span text:style-name="Strong_20_Emphasis"><text:span text:style-name="T6">docker-apache2</text:span></text:span><text:span text:style-name="Strong_20_Emphasis"><text:span text:style-name="T5">/c</text:span></text:span><text:a xlink:type="simple" xlink:href="http://conf/etc/apache2/" text:style-name="Internet_20_link" text:visited-style-name="Visited_20_Internet_20_Link"><text:span text:style-name="Strong_20_Emphasis"><text:span text:style-name="T5">onf:/etc/apache2/</text:span></text:span></text:a><text:span text:style-name="Strong_20_Emphasis"><text:span text:style-name="T5"> apache2proxypass:1.0</text:span></text:span></text:p>
            </text:list-item>
          </text:list>
        </text:list-item>
      </text:list>
      <text:p text:style-name="P4">Una vez realizamos estos pasos, en Docker podemos ver nuestra imagen corriend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2T16:40:54.632000000</meta:creation-date>
    <dc:date>2022-01-24T11:34:01.612000000</dc:date>
    <meta:editing-duration>PT9M47S</meta:editing-duration>
    <meta:editing-cycles>5</meta:editing-cycles>
    <meta:generator>LibreOffice/7.1.5.2$Windows_x86 LibreOffice_project/85f04e9f809797b8199d13c421bd8a2b025d52b5</meta:generator>
    <meta:document-statistic meta:table-count="0" meta:image-count="1" meta:object-count="0" meta:page-count="1" meta:paragraph-count="19" meta:word-count="225" meta:character-count="1507" meta:non-whitespace-character-count="1313"/>
  </office:meta>
</office:document-meta>
</file>